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EEMINENCE OF JESUS (6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REEMINENCE OF JESUS (6:1-11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In regard to harvesting on the Sabbath (6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In regard to harvesting on the Sabbath (6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buke by the Pharisees (6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ply by the Savior (6:3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REEMINENCE OF JESUS (6:1-11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In regard to harvesting on the Sabbath (6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In regard to healing on the Sabbath (6:6-1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In regard to healing on the Sabbath (6:6-1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deed (6:6-8, 10-1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defense (6:9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REEMINENCE OF JESUS (6:1-11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In regard to harvesting on the Sabbath (6:1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In regard to healing on the Sabbath (6:6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LUKE 6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REEMINENCE OF JESUS (6:1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OTEGES OF JESUS (6:12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PROTEGES OF JESUS (6:12-16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communion (6:1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all (6:13-1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LUKE 6</text:span><text:span text:style-name="a542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PREEMINENCE OF JESUS (6:1-1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PROTEGES OF JESUS (6:12-16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POWER OF JESUS (6:17-1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POWER OF JESUS (6:17-19):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ere these people are from (6:1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at these people suffer from (6:18-19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LUKE 6</text:span><text:span text:style-name="a575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PREEMINENCE OF JESUS (6:1-1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PROTEGES OF JESUS (6:12-16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POWER OF JESUS (6:17-19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PREACHING OF JESUS (6:20-49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-title-Title-Slide" presentation:presentation-page-layout-name="Master1-PPL1" draw:id="Slide-267">
        <draw:frame draw:id="id105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THE PREACHING OF JESUS (6:20-49):<text:s text:c="1"/></text:span><text:span text:style-name="a596" text:class-names=""/></text:p>
          </draw:text-box>
          <svg:title/>
          <svg:desc/>
        </draw:frame>
        <draw:frame draw:id="id106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Two attitudes (6:20-26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13" draw:style-name="a604" draw:master-page-name="Master1-Layout1-title-Title-Slide" presentation:presentation-page-layout-name="Master1-PPL1" draw:id="Slide-268">
        <draw:frame draw:id="id107" presentation:style-name="a608" draw:name="Title 1" svg:x="1.38in" svg:y="0.83in" svg:width="10.3in" svg:height="4.42in" presentation:class="title" presentation:placeholder="false">
          <draw:text-box>
            <text:p text:style-name="a607" text:class-names="" text:cond-style-name=""><text:span text:style-name="a605" text:class-names=""><text:s text:c="1"/>Two attitudes (6:20-26)<text:s text:c="1"/></text:span><text:span text:style-name="a606" text:class-names=""/></text:p>
          </draw:text-box>
          <svg:title/>
          <svg:desc/>
        </draw:frame>
        <draw:frame draw:id="id108" presentation:style-name="a613" draw:name="Subtitle 2" svg:x="1.38in" svg:y="5.25in" svg:width="10.3in" svg:height="1.85in" presentation:class="subtitle" presentation:placeholder="false">
          <draw:text-box>
            <text:p text:style-name="a610" text:class-names="" text:cond-style-name=""><text:span text:style-name="a609" text:class-names=""><text:s text:c="1"/>The attitudes of the godly (6:20-23):<text:s text:c="1"/></text:span></text:p>
            <text:p text:style-name="a612" text:class-names="" text:cond-style-name=""><text:span text:style-name="a611" text:class-names=""/></text:p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attitudes of the godly (6:20-23):<text:s text:c="1"/></text:span><text:span text:style-name="a616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ose who are poor (6:20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ose who are hungry (6:21a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ose who weep (6:21b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ose who are persecuted because of Christ (6:22-23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wo attitudes (6:20-26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attitudes of the godly (6:20-23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attitudes of the godless (6:24-26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attitudes of the godless (6:24-26):<text:s text:c="1"/></text:span><text:span text:style-name="a652" text:class-names=""/></text:p>
          </draw:text-box>
          <svg:title/>
          <svg:desc/>
        </draw:frame>
        <draw:frame draw:id="id114" presentation:style-name="a670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ose who are rich (6:24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ose who are prosperous (6:25a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ose who laugh carelessly (6:25b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ose who are praised by the crowds (6:26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7" draw:style-name="a671" draw:master-page-name="Master1-Layout12-tx-Title-and-Text" presentation:presentation-page-layout-name="Master1-PPL12" draw:id="Slide-272">
        <draw:frame draw:id="id115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wo attitudes (6:20-26)<text:s text:c="1"/></text:span><text:span text:style-name="a673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attitudes of the godly (6:20-2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attitudes of the godless (6:24-26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THE PREACHING OF JESUS (6:20-49):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wo attitudes (6:20-26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wo commands (6:27-3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-title-Title-Slide" presentation:presentation-page-layout-name="Master1-PPL1" draw:id="Slide-274">
        <draw:frame draw:id="id119" presentation:style-name="a705" draw:name="Title 1" svg:x="1.38in" svg:y="0.83in" svg:width="10.3in" svg:height="4.42in" presentation:class="title" presentation:placeholder="false">
          <draw:text-box>
            <text:p text:style-name="a704" text:class-names="" text:cond-style-name=""><text:span text:style-name="a702" text:class-names=""><text:s text:c="1"/>Two commands (6:27-38)<text:s text:c="1"/></text:span><text:span text:style-name="a703" text:class-names=""/></text:p>
          </draw:text-box>
          <svg:title/>
          <svg:desc/>
        </draw:frame>
        <draw:frame draw:id="id120" presentation:style-name="a710" draw:name="Subtitle 2" svg:x="1.38in" svg:y="5.25in" svg:width="10.3in" svg:height="1.85in" presentation:class="subtitle" presentation:placeholder="false">
          <draw:text-box>
            <text:p text:style-name="a707" text:class-names="" text:cond-style-name=""><text:span text:style-name="a706" text:class-names=""><text:s text:c="1"/>Love your foes (6:27-36).<text:s text:c="1"/></text:span></text:p>
            <text:p text:style-name="a709" text:class-names="" text:cond-style-name=""><text:span text:style-name="a708" text:class-names=""/></text:p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Love your foes (6:27-36).<text:s text:c="1"/></text:span><text:span text:style-name="a713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reason for this (6:27-35a, 36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rewards for this (6-35b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Two commands (6:27-38)<text:s text:c="1"/></text:span><text:span text:style-name="a728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Love your foes (6:27-36).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Don't judge your friends (6:37-38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THE PREACHING OF JESUS (6:20-49):<text:s text:c="1"/></text:span><text:span text:style-name="a743" text:class-names=""/></text:p>
          </draw:text-box>
          <svg:title/>
          <svg:desc/>
        </draw:frame>
        <draw:frame draw:id="id126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wo attitudes (6:20-26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wo commands (6:27-38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wo illustrations (6:39-42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Two illustrations (6:39-42)<text:s text:c="1"/></text:span><text:span text:style-name="a761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blind leading the blind (6:39-40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"log" judging the "speck" (6:41-42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-title-Title-Slide" presentation:presentation-page-layout-name="Master1-PPL1" draw:id="Slide-279">
        <draw:frame draw:id="id129" presentation:style-name="a778" draw:name="Title 1" svg:x="1.38in" svg:y="0.83in" svg:width="10.3in" svg:height="4.42in" presentation:class="title" presentation:placeholder="false">
          <draw:text-box>
            <text:p text:style-name="a777" text:class-names="" text:cond-style-name=""><text:span text:style-name="a775" text:class-names=""><text:s text:c="1"/>The "log" judging the "speck" (6:41-42):<text:s text:c="1"/></text:span><text:span text:style-name="a776" text:class-names=""/></text:p>
          </draw:text-box>
          <svg:title/>
          <svg:desc/>
        </draw:frame>
        <draw:frame draw:id="id130" presentation:style-name="a783" draw:name="Subtitle 2" svg:x="1.38in" svg:y="5.25in" svg:width="10.3in" svg:height="1.85in" presentation:class="subtitle" presentation:placeholder="false">
          <draw:text-box>
            <text:p text:style-name="a780" text:class-names="" text:cond-style-name=""><text:span text:style-name="a779" text:class-names=""><text:s text:c="1"/>Two trees (6:43-45)<text:s text:c="1"/></text:span></text:p>
            <text:p text:style-name="a782" text:class-names="" text:cond-style-name=""><text:span text:style-name="a781" text:class-names=""/></text:p>
          </draw:text-box>
          <svg:title/>
          <svg:desc/>
        </draw:frame>
      </draw:page>
      <draw:page draw:name="Slide25" draw:style-name="a784" draw:master-page-name="Master1-Layout12-tx-Title-and-Text" presentation:presentation-page-layout-name="Master1-PPL12" draw:id="Slide-280">
        <draw:frame draw:id="id131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<text:s text:c="1"/>Two trees (6:43-45)<text:s text:c="1"/></text:span><text:span text:style-name="a786" text:class-names=""/></text:p>
          </draw:text-box>
          <svg:title/>
          <svg:desc/>
        </draw:frame>
        <draw:frame draw:id="id132" presentation:style-name="a801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Good trees do not produce bad fruit (6:43a).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Bad trees do not produce good fruit (6:43b-44).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A good person does good deeds, and an evil person does evil deeds (6:45).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</draw:page>
      <draw:page draw:name="Slide26" draw:style-name="a802" draw:master-page-name="Master1-Layout12-tx-Title-and-Text" presentation:presentation-page-layout-name="Master1-PPL12" draw:id="Slide-281">
        <draw:frame draw:id="id133" presentation:style-name="a806" draw:name="Title 1" svg:x="1.38in" svg:y="0.4in" svg:width="10.6in" svg:height="1.44965in" presentation:class="title" presentation:placeholder="false">
          <draw:text-box>
            <text:p text:style-name="a805" text:class-names="" text:cond-style-name=""><text:span text:style-name="a803" text:class-names=""><text:s text:c="1"/>The "log" judging the "speck" (6:41-42):<text:s text:c="1"/></text:span><text:span text:style-name="a804" text:class-names=""/></text:p>
          </draw:text-box>
          <svg:title/>
          <svg:desc/>
        </draw:frame>
        <draw:frame draw:id="id134" presentation:style-name="a816" draw:name="Text Placeholder 2" svg:x="1.38in" svg:y="2in" svg:width="9.4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<text:s text:c="1"/>Two trees (6:43-45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wo buildings (6:46-49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7" draw:style-name="a817" draw:master-page-name="Master1-Layout1-title-Title-Slide" presentation:presentation-page-layout-name="Master1-PPL1" draw:id="Slide-282">
        <draw:frame draw:id="id135" presentation:style-name="a821" draw:name="Title 1" svg:x="1.38in" svg:y="0.83in" svg:width="10.3in" svg:height="4.42in" presentation:class="title" presentation:placeholder="false">
          <draw:text-box>
            <text:p text:style-name="a820" text:class-names="" text:cond-style-name=""><text:span text:style-name="a818" text:class-names=""><text:s text:c="1"/>Two buildings (6:46-49)<text:s text:c="1"/></text:span><text:span text:style-name="a819" text:class-names=""/></text:p>
          </draw:text-box>
          <svg:title/>
          <svg:desc/>
        </draw:frame>
        <draw:frame draw:id="id136" presentation:style-name="a826" draw:name="Subtitle 2" svg:x="1.38in" svg:y="5.25in" svg:width="10.3in" svg:height="1.85in" presentation:class="subtitle" presentation:placeholder="false">
          <draw:text-box>
            <text:p text:style-name="a823" text:class-names="" text:cond-style-name=""><text:span text:style-name="a822" text:class-names=""><text:s text:c="1"/>The structures (6:46-48a, 49a)<text:s text:c="1"/></text:span></text:p>
            <text:p text:style-name="a825" text:class-names="" text:cond-style-name=""><text:span text:style-name="a824" text:class-names=""/></text:p>
          </draw:text-box>
          <svg:title/>
          <svg:desc/>
        </draw:frame>
      </draw:page>
      <draw:page draw:name="Slide28" draw:style-name="a827" draw:master-page-name="Master1-Layout12-tx-Title-and-Text" presentation:presentation-page-layout-name="Master1-PPL12" draw:id="Slide-283">
        <draw:frame draw:id="id137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<text:s text:c="1"/>The structures (6:46-48a, 49a)<text:s text:c="1"/></text:span><text:span text:style-name="a829" text:class-names=""/></text:p>
          </draw:text-box>
          <svg:title/>
          <svg:desc/>
        </draw:frame>
        <draw:frame draw:id="id138" presentation:style-name="a841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wise man builds his house on solid rock (6:46-48a).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foolish man builds his house with no foundation (6:49a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9" draw:style-name="a842" draw:master-page-name="Master1-Layout12-tx-Title-and-Text" presentation:presentation-page-layout-name="Master1-PPL12" draw:id="Slide-284">
        <draw:frame draw:id="id139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Two buildings (6:46-49)<text:s text:c="1"/></text:span><text:span text:style-name="a844" text:class-names=""/></text:p>
          </draw:text-box>
          <svg:title/>
          <svg:desc/>
        </draw:frame>
        <draw:frame draw:id="id140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The structures (6:46-48a, 49a)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The storm (6:48b, 49b)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30" draw:style-name="a857" draw:master-page-name="Master1-Layout12-tx-Title-and-Text" presentation:presentation-page-layout-name="Master1-PPL12" draw:id="Slide-285">
        <draw:frame draw:id="id141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<text:s text:c="1"/>The storm (6:48b, 49b)<text:s text:c="1"/></text:span><text:span text:style-name="a859" text:class-names=""/></text:p>
          </draw:text-box>
          <svg:title/>
          <svg:desc/>
        </draw:frame>
        <draw:frame draw:id="id142" presentation:style-name="a871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The house on solid rock will stand firm (6:48b).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The house with no foundation will fall flat (6:49b)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31" draw:style-name="a872" draw:master-page-name="Master1-Layout12-tx-Title-and-Text" presentation:presentation-page-layout-name="Master1-PPL12" draw:id="Slide-286">
        <draw:frame draw:id="id143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<text:s text:c="1"/>Two buildings (6:46-49)<text:s text:c="1"/></text:span><text:span text:style-name="a874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<text:s text:c="1"/>The structures (6:46-48a, 49a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he storm (6:48b, 49b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<text:s text:c="1"/>The "log" judging the "speck" (6:41-42):<text:s text:c="1"/></text:span><text:span text:style-name="a889" text:class-names=""/></text:p>
          </draw:text-box>
          <svg:title/>
          <svg:desc/>
        </draw:frame>
        <draw:frame draw:id="id146" presentation:style-name="a901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wo trees (6:43-45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wo buildings (6:46-49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33" draw:style-name="a902" draw:master-page-name="Master1-Layout12-tx-Title-and-Text" presentation:presentation-page-layout-name="Master1-PPL12" draw:id="Slide-288">
        <draw:frame draw:id="id147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3" text:class-names=""><text:s text:c="1"/>Two illustrations (6:39-42)<text:s text:c="1"/></text:span><text:span text:style-name="a904" text:class-names=""/></text:p>
          </draw:text-box>
          <svg:title/>
          <svg:desc/>
        </draw:frame>
        <draw:frame draw:id="id148" presentation:style-name="a916" draw:name="Tex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The blind leading the blind (6:39-40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The "log" judging the "speck" (6:41-42)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4" draw:style-name="a917" draw:master-page-name="Master1-Layout12-tx-Title-and-Text" presentation:presentation-page-layout-name="Master1-PPL12" draw:id="Slide-289">
        <draw:frame draw:id="id149" presentation:style-name="a921" draw:name="Title 1" svg:x="1.38in" svg:y="0.4in" svg:width="10.6in" svg:height="1.44965in" presentation:class="title" presentation:placeholder="false">
          <draw:text-box>
            <text:p text:style-name="a920" text:class-names="" text:cond-style-name=""><text:span text:style-name="a918" text:class-names="">THE PREACHING OF JESUS (6:20-49):<text:s text:c="1"/></text:span><text:span text:style-name="a919" text:class-names=""/></text:p>
          </draw:text-box>
          <svg:title/>
          <svg:desc/>
        </draw:frame>
        <draw:frame draw:id="id150" presentation:style-name="a934" draw:name="Text Placeholder 2" svg:x="1.38in" svg:y="2in" svg:width="9.4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<text:s text:c="1"/>Two attitudes (6:20-26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wo commands (6:27-38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Two illustrations (6:39-42)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35" draw:style-name="a935" draw:master-page-name="Master1-Layout12-tx-Title-and-Text" presentation:presentation-page-layout-name="Master1-PPL12" draw:id="Slide-290">
        <draw:frame draw:id="id151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LUKE 6</text:span><text:span text:style-name="a937" text:class-names=""/></text:p>
          </draw:text-box>
          <svg:title/>
          <svg:desc/>
        </draw:frame>
        <draw:frame draw:id="id152" presentation:style-name="a955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PREEMINENCE OF JESUS (6:1-11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PROTEGES OF JESUS (6:12-16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POWER OF JESUS (6:17-19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E PREACHING OF JESUS (6:20-49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6</dc:title>
    <meta:initial-creator>David STRICKLAND</meta:initial-creator>
    <dc:creator>David STRICKLAND</dc:creator>
    <meta:creation-date>2020-02-22T17:34:36Z</meta:creation-date>
    <dc:date>2020-02-22T17:34:37Z</dc:date>
    <meta:template xlink:href="BibleStudy" xlink:type="simple"/>
    <meta:editing-cycles>1</meta:editing-cycles>
    <meta:editing-duration>PT0S</meta:editing-duration>
    <meta:document-statistic meta:paragraph-count="110" meta:word-count="868"/>
  </office:meta>
</office:document-meta>
</file>